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2800000370F50E3A5D7A027242.png" manifest:media-type="image/png"/>
  <manifest:file-entry manifest:full-path="Pictures/100000010000052800000370C90FB5BFD2D23EE3.png" manifest:media-type="image/png"/>
  <manifest:file-entry manifest:full-path="Pictures/1000000100000528000003705314F5013FDCE3D9.png" manifest:media-type="image/png"/>
  <manifest:file-entry manifest:full-path="Pictures/1000000100000528000003709143E5A09C2A7E8F.png" manifest:media-type="image/png"/>
  <manifest:file-entry manifest:full-path="Pictures/100000010000052800000370D80D286FBC166F6B.png" manifest:media-type="image/png"/>
  <manifest:file-entry manifest:full-path="Pictures/100000010000037000000226A9DE84A9B21734DA.png" manifest:media-type="image/png"/>
  <manifest:file-entry manifest:full-path="Pictures/10000001000005280000037046D86BB5C78C93E0.png" manifest:media-type="image/png"/>
  <manifest:file-entry manifest:full-path="Pictures/100000010000044C00000294D129C1AF994FE1D3.png" manifest:media-type="image/png"/>
  <manifest:file-entry manifest:full-path="Pictures/100000010000044C0000029478FCE8257BA88602.png" manifest:media-type="image/png"/>
  <manifest:file-entry manifest:full-path="Pictures/100000010000044C00000294286960C943AC7797.png" manifest:media-type="image/png"/>
  <manifest:file-entry manifest:full-path="Pictures/1000000100000370000002268B5B4657D9F97463.png" manifest:media-type="image/png"/>
  <manifest:file-entry manifest:full-path="Pictures/100000010000044C0000029499B03FED00A7B319.png" manifest:media-type="image/png"/>
  <manifest:file-entry manifest:full-path="Pictures/100000010000037000000226885313C87C11BAEC.png" manifest:media-type="image/png"/>
  <manifest:file-entry manifest:full-path="Pictures/100000010000037000000226A23E93AD9CFF9964.png" manifest:media-type="image/png"/>
  <manifest:file-entry manifest:full-path="Pictures/100000010000037000000226F8906D5CB93F5E2F.png" manifest:media-type="image/png"/>
  <manifest:file-entry manifest:full-path="Pictures/100000010000044C000002946749A64BD710CE02.png" manifest:media-type="image/png"/>
  <manifest:file-entry manifest:full-path="Pictures/100000010000037000000226FF38E45D5C14A572.png" manifest:media-type="image/png"/>
  <manifest:file-entry manifest:full-path="Pictures/100000010000037000000226969651664A84099E.png" manifest:media-type="image/png"/>
  <manifest:file-entry manifest:full-path="Pictures/100000010000044C000002948AC69ACD493E9ABC.png" manifest:media-type="image/png"/>
  <manifest:file-entry manifest:full-path="Pictures/100000010000037000000226CC9C17EF7B542B6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11cm, 2.821cm, 1.003cm, 1.442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37cm, 1.481cm, 0cm, 0.675cm)" draw:image-opacity="100%" style:mirror="non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465cm" svg:height="6.702cm" svg:x="2.155cm" svg:y="0.339cm">
          <draw:image xlink:href="Pictures/100000010000044C00000294D129C1AF994FE1D3.png" xlink:type="simple" xlink:show="embed" xlink:actuate="onLoad" draw:mime-type="image/png">
            <text:p/>
          </draw:image>
        </draw:frame>
        <draw:frame draw:style-name="gr1" draw:text-style-name="P1" draw:layer="layout" svg:width="11.455cm" svg:height="6.677cm" svg:x="13.999cm" svg:y="0.407cm">
          <draw:image xlink:href="Pictures/100000010000044C000002946749A64BD710CE02.png" xlink:type="simple" xlink:show="embed" xlink:actuate="onLoad" draw:mime-type="image/png">
            <text:p/>
          </draw:image>
        </draw:frame>
        <draw:frame draw:style-name="gr1" draw:text-style-name="P1" draw:layer="layout" svg:width="11.444cm" svg:height="6.844cm" svg:x="2.22cm" svg:y="7.441cm">
          <draw:image xlink:href="Pictures/100000010000044C0000029478FCE8257BA88602.png" xlink:type="simple" xlink:show="embed" xlink:actuate="onLoad" draw:mime-type="image/png">
            <text:p/>
          </draw:image>
        </draw:frame>
        <draw:frame draw:style-name="gr1" draw:text-style-name="P1" draw:layer="layout" svg:width="11.717cm" svg:height="6.677cm" svg:x="13.901cm" svg:y="7.531cm">
          <draw:image xlink:href="Pictures/100000010000044C000002948AC69ACD493E9ABC.png" xlink:type="simple" xlink:show="embed" xlink:actuate="onLoad" draw:mime-type="image/png">
            <text:p/>
          </draw:image>
        </draw:frame>
        <draw:frame draw:style-name="gr1" draw:text-style-name="P1" draw:layer="layout" svg:width="11.711cm" svg:height="6.593cm" svg:x="2.074cm" svg:y="14.963cm">
          <draw:image xlink:href="Pictures/100000010000044C0000029499B03FED00A7B319.png" xlink:type="simple" xlink:show="embed" xlink:actuate="onLoad" draw:mime-type="image/png">
            <text:p/>
          </draw:image>
        </draw:frame>
        <draw:frame draw:style-name="gr1" draw:text-style-name="P1" draw:layer="layout" svg:width="12.009cm" svg:height="6.672cm" svg:x="13.772cm" svg:y="14.918cm">
          <draw:image xlink:href="Pictures/100000010000044C00000294286960C943AC7797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g>
          <draw:frame draw:style-name="gr2" draw:text-style-name="P1" draw:layer="layout" svg:width="7.906cm" svg:height="6.518cm" svg:x="11.407cm" svg:y="0.489cm">
            <draw:image xlink:href="Pictures/100000010000037000000226F8906D5CB93F5E2F.png" xlink:type="simple" xlink:show="embed" xlink:actuate="onLoad" draw:mime-type="image/png">
              <text:p/>
            </draw:image>
          </draw:frame>
          <draw:frame draw:style-name="gr2" draw:text-style-name="P1" draw:layer="layout" svg:width="8.389cm" svg:height="6.496cm" svg:x="19.209cm" svg:y="0.406cm">
            <draw:image xlink:href="Pictures/100000010000037000000226969651664A84099E.png" xlink:type="simple" xlink:show="embed" xlink:actuate="onLoad" draw:mime-type="image/png">
              <text:p/>
            </draw:image>
          </draw:frame>
          <draw:frame draw:style-name="gr2" draw:text-style-name="P1" draw:layer="layout" svg:width="7.76cm" svg:height="6.423cm" svg:x="11.464cm" svg:y="6.876cm">
            <draw:image xlink:href="Pictures/100000010000037000000226FF38E45D5C14A572.png" xlink:type="simple" xlink:show="embed" xlink:actuate="onLoad" draw:mime-type="image/png">
              <text:p/>
            </draw:image>
          </draw:frame>
          <draw:frame draw:style-name="gr2" draw:text-style-name="P1" draw:layer="layout" svg:width="8.636cm" svg:height="6.685cm" svg:x="19.084cm" svg:y="6.798cm">
            <draw:image xlink:href="Pictures/100000010000037000000226A23E93AD9CFF9964.png" xlink:type="simple" xlink:show="embed" xlink:actuate="onLoad" draw:mime-type="image/png">
              <text:p/>
            </draw:image>
          </draw:frame>
          <draw:frame draw:style-name="gr2" draw:text-style-name="P1" draw:layer="layout" svg:width="8.136cm" svg:height="7.191cm" svg:x="11.153cm" svg:y="13.561cm">
            <draw:image xlink:href="Pictures/1000000100000370000002268B5B4657D9F97463.png" xlink:type="simple" xlink:show="embed" xlink:actuate="onLoad" draw:mime-type="image/png">
              <text:p/>
            </draw:image>
          </draw:frame>
          <draw:frame draw:style-name="gr2" draw:text-style-name="P1" draw:layer="layout" svg:width="8.883cm" svg:height="6.993cm" svg:x="19.057cm" svg:y="13.675cm">
            <draw:image xlink:href="Pictures/100000010000037000000226CC9C17EF7B542B67.png" xlink:type="simple" xlink:show="embed" xlink:actuate="onLoad" draw:mime-type="image/png">
              <text:p/>
            </draw:image>
          </draw:frame>
          <draw:frame draw:style-name="gr3" draw:text-style-name="P1" draw:layer="layout" svg:width="10.723cm" svg:height="9.206cm" svg:x="0.286cm" svg:y="9.942cm">
            <draw:image xlink:href="Pictures/100000010000037000000226885313C87C11BAEC.png" xlink:type="simple" xlink:show="embed" xlink:actuate="onLoad" draw:mime-type="image/png">
              <text:p/>
            </draw:image>
          </draw:frame>
          <draw:frame draw:style-name="gr3" draw:text-style-name="P1" draw:layer="layout" svg:width="10.795cm" svg:height="8.807cm" svg:x="0.255cm" svg:y="1.2cm">
            <draw:image xlink:href="Pictures/100000010000037000000226A9DE84A9B21734DA.png" xlink:type="simple" xlink:show="embed" xlink:actuate="onLoad" draw:mime-type="image/png">
              <text:p/>
            </draw:image>
          </draw:frame>
        </draw:g>
      </draw:page>
      <draw:page draw:name="page3" draw:style-name="dp1" draw:master-page-name="Default">
        <draw:frame draw:style-name="gr1" draw:text-style-name="P1" draw:layer="layout" svg:width="8.644cm" svg:height="7.73cm" svg:x="18.565cm" svg:y="10.396cm">
          <draw:image xlink:href="Pictures/100000010000052800000370D80D286FBC166F6B.png" xlink:type="simple" xlink:show="embed" xlink:actuate="onLoad" draw:mime-type="image/png">
            <text:p/>
          </draw:image>
        </draw:frame>
        <draw:frame draw:style-name="gr1" draw:text-style-name="P1" draw:layer="layout" svg:width="7.992cm" svg:height="7.224cm" svg:x="10.049cm" svg:y="10.582cm">
          <draw:image xlink:href="Pictures/1000000100000528000003709143E5A09C2A7E8F.png" xlink:type="simple" xlink:show="embed" xlink:actuate="onLoad" draw:mime-type="image/png">
            <text:p/>
          </draw:image>
        </draw:frame>
        <draw:frame draw:style-name="gr1" draw:text-style-name="P1" draw:layer="layout" svg:width="9.075cm" svg:height="7.133cm" svg:x="0.5cm" svg:y="10.556cm">
          <draw:image xlink:href="Pictures/10000001000005280000037046D86BB5C78C93E0.png" xlink:type="simple" xlink:show="embed" xlink:actuate="onLoad" draw:mime-type="image/png">
            <text:p/>
          </draw:image>
        </draw:frame>
        <draw:frame draw:style-name="gr1" draw:text-style-name="P1" draw:layer="layout" svg:width="8.575cm" svg:height="7.618cm" svg:x="18.649cm" svg:y="3.071cm">
          <draw:image xlink:href="Pictures/1000000100000528000003705314F5013FDCE3D9.png" xlink:type="simple" xlink:show="embed" xlink:actuate="onLoad" draw:mime-type="image/png">
            <text:p/>
          </draw:image>
        </draw:frame>
        <draw:frame draw:style-name="gr1" draw:text-style-name="P1" draw:layer="layout" svg:width="8.27cm" svg:height="7.701cm" svg:x="9.87cm" svg:y="3.148cm">
          <draw:image xlink:href="Pictures/100000010000052800000370C90FB5BFD2D23EE3.png" xlink:type="simple" xlink:show="embed" xlink:actuate="onLoad" draw:mime-type="image/png">
            <text:p/>
          </draw:image>
        </draw:frame>
        <draw:frame draw:style-name="gr1" draw:text-style-name="P1" draw:layer="layout" svg:width="9.013cm" svg:height="7.453cm" svg:x="0.462cm" svg:y="3.184cm">
          <draw:image xlink:href="Pictures/100000010000052800000370F50E3A5D7A027242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zxx" fo:country="non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Francesco De Rose</meta:initial-creator>
    <meta:creation-date>2025-07-18T12:10:38.591027474</meta:creation-date>
    <dc:date>2025-07-18T13:13:34.229116904</dc:date>
    <dc:creator>Francesco De Rose</dc:creator>
    <meta:editing-duration>PT1H55S</meta:editing-duration>
    <meta:editing-cycles>24</meta:editing-cycles>
    <meta:generator>LibreOffice/7.4.7.2$Linux_X86_64 LibreOffice_project/40$Build-2</meta:generator>
    <meta:document-statistic meta:object-count="21"/>
  </office:meta>
</office:document-meta>
</file>